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text-properties officeooo:rsid="000403e2" officeooo:paragraph-rsid="000403e2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loext:resolved="false"><dc:creator>Unknown Author</dc:creator><dc:date>2021-10-18T15:38:02.296473696</dc:date><text:p text:style-name="P2"><text:span text:style-name="T1">do doc with n='a'</text:span></text:p><text:p text:style-name="P2"><text:span text:style-name="T1">for i in range(3)</text:span></text:p></office:annotation>Test <text:conditional-text text:condition="ooow:true" text:string-value-if-true="i" text:string-value-if-false="">i</text:conditional-text><text:s/>« doc » <text:conditional-text text:condition="ooow:true" text:string-value-if-true="n" text:string-value-if-false="">n</text:conditional-text></text:p>
      <text:p text:style-name="P1"><office:annotation loext:resolved="false"><dc:creator>Unknown Author</dc:creator><dc:date>2021-10-18T15:48:18.723893151</dc:date><text:p text:style-name="P3"><text:span text:style-name="T2">do text if not loop.i.last</text:span></text:p><text:p text:style-name="P3"><text:span text:style-name="T2">from pageBreak()</text:span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5:37:52.260119742</meta:creation-date>
    <dc:date>2021-11-04T13:13:17.048592608</dc:date>
    <meta:editing-duration>PT3H55M32S</meta:editing-duration>
    <meta:editing-cycles>7</meta:editing-cycles>
    <meta:generator>LibreOffice/7.2.2.2$Linux_X86_64 LibreOffice_project/20$Build-2</meta:generator>
    <meta:document-statistic meta:table-count="0" meta:image-count="0" meta:object-count="0" meta:page-count="1" meta:paragraph-count="2" meta:word-count="6" meta:character-count="16" meta:non-whitespace-character-count="11"/>
  </office:meta>
</office:document-meta>
</file>